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ff8b" draw:textarea-horizontal-align="justify" draw:textarea-vertical-align="middle" draw:auto-grow-height="false" fo:min-height="0.791cm" fo:min-width="0.54cm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e32c1a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ff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e32c1a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1cm" svg:height="1.41cm" svg:x="10.094cm" svg:y="14.34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2" draw:layer="layout" svg:width="0.151cm" svg:height="0.151cm" svg:x="10.832cm" svg:y="15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51cm" svg:height="0.151cm" svg:x="10.299cm" svg:y="14.8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67cm" svg:height="0.117cm" draw:transform="rotate (0.523598775598299) translate (10.68cm 14.5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67cm" svg:height="0.117cm" draw:transform="rotate (1.30899693899575) translate (11.308cm 14.7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67cm" svg:height="0.117cm" draw:transform="rotate (1.30899693899575) translate (11.202cm 15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63cm" svg:height="0.115cm" draw:transform="rotate (1.30899693899575) translate (11.253cm 15.0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9T18:16:11.992128675</meta:creation-date>
    <dc:date>2018-05-19T18:16:27.706937406</dc:date>
    <meta:editing-duration>PT16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